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MatchResult.RequestMatchResult( PathPattern pathPattern , PathContainer lookup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MatchResult.RequestMatchResult( String pattern , String lookupPath , PathMatcher path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MatchResult.extractUriTemplateVariab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